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071in"/>
    </style:style>
    <style:style style:name="co3" style:family="table-column">
      <style:table-column-properties fo:break-before="auto" style:column-width="2.1945in"/>
    </style:style>
    <style:style style:name="ro1" style:family="table-row">
      <style:table-row-properties style:row-height="0.2846in" fo:break-before="auto" style:use-optimal-row-height="false"/>
    </style:style>
    <style:style style:name="ro2" style:family="table-row">
      <style:table-row-properties style:row-height="0.4583in" fo:break-before="auto" style:use-optimal-row-height="false"/>
    </style:style>
    <style:style style:name="ro3" style:family="table-row">
      <style:table-row-properties style:row-height="0.3335in" fo:break-before="auto" style:use-optimal-row-height="true"/>
    </style:style>
    <style:style style:name="ro4" style:family="table-row">
      <style:table-row-properties style:row-height="0.4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/name</text:p>
          </table:table-cell>
          <table:table-cell office:value-type="string" calcext:value-type="string">
            <text:p>Description/summary</text:p>
          </table:table-cell>
          <table:table-cell office:value-type="string" calcext:value-type="string">
            <text:p>Steps to reproduce:</text:p>
          </table:table-cell>
          <table:table-cell table:style-name="ce1" office:value-type="string" calcext:value-type="string">
            <text:p>Test data</text:p>
          </table:table-cell>
          <table:table-cell table:style-name="ce3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Showing error message like “New Registration is blocked from 9:30 to 11:30” after 11:30 to 11:45 also</text:p>
          </table:table-cell>
          <table:table-cell office:value-type="string" calcext:value-type="string">
            <text:p>Goto login and click on register</text:p>
          </table:table-cell>
          <table:table-cell table:style-name="ce3" table:number-columns-repeated="2"/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Ph, no. format is wrong, Format not giving error message </text:p>
          </table:table-cell>
          <table:table-cell office:value-type="string" calcext:value-type="string">
            <text:p>Goto new registration and type any 4 digit instead of mob no.</text:p>
          </table:table-cell>
          <table:table-cell office:value-type="float" office:value="1234" calcext:value-type="float">
            <text:p>1234</text:p>
          </table:table-cell>
          <table:table-cell/>
        </table:table-row>
        <table:table-row table:style-name="ro4">
          <table:table-cell table:style-name="Default" office:value-type="string" calcext:value-type="string">
            <text:p>C3</text:p>
          </table:table-cell>
          <table:table-cell table:style-name="ce2" office:value-type="string" calcext:value-type="string">
            <text:p>It’s asking to check the Terms and Conditions, But there is no check box</text:p>
          </table:table-cell>
          <table:table-cell table:style-name="ce2" office:value-type="string" calcext:value-type="string">
            <text:p>Goto register and fill the required fields and try to submit</text:p>
          </table:table-cell>
          <table:table-cell table:number-columns-repeated="2"/>
        </table:table-row>
        <table:table-row table:style-name="ro5">
          <table:table-cell table:style-name="Default" office:value-type="string" calcext:value-type="string">
            <text:p>C4</text:p>
          </table:table-cell>
          <table:table-cell table:style-name="ce2" table:number-columns-repeated="2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D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14:23:55.8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11:42:49.284000000</meta:creation-date>
    <dc:date>2021-11-03T15:39:55.240000000</dc:date>
    <meta:editing-duration>PT1H40M26S</meta:editing-duration>
    <meta:editing-cycles>2</meta:editing-cycles>
    <meta:generator>LibreOffice/7.1.6.2$Windows_X86_64 LibreOffice_project/0e133318fcee89abacd6a7d077e292f1145735c3</meta:generator>
    <meta:document-statistic meta:table-count="1" meta:cell-count="15" meta:object-count="0"/>
  </office:meta>
</office:document-meta>
</file>